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10 Pitch" fo:font-weight="bold" officeooo:rsid="00302e7a" officeooo:paragraph-rsid="00302e7a" style:font-weight-asian="bold" style:font-weight-complex="bold"/>
    </style:style>
    <style:style style:name="P2" style:family="paragraph" style:parent-style-name="Standard">
      <style:text-properties fo:color="#000000" style:font-name="Courier 10 Pitch" fo:font-weight="bold" officeooo:rsid="00260eab" officeooo:paragraph-rsid="002d3601" style:font-weight-asian="bold" style:font-weight-complex="bold"/>
    </style:style>
    <style:style style:name="P3" style:family="paragraph" style:parent-style-name="Standard">
      <style:text-properties fo:color="#000000" style:font-name="Courier 10 Pitch" fo:font-weight="bold" officeooo:rsid="0044e85d" officeooo:paragraph-rsid="0044e85d" style:font-weight-asian="bold" style:font-weight-complex="bold"/>
    </style:style>
    <style:style style:name="P4" style:family="paragraph" style:parent-style-name="Standard">
      <style:text-properties fo:color="#000000" style:font-name="Courier 10 Pitch" fo:font-weight="normal" officeooo:rsid="0021f57d" officeooo:paragraph-rsid="0021f57d" style:font-weight-asian="normal" style:font-weight-complex="normal"/>
    </style:style>
    <style:style style:name="P5" style:family="paragraph" style:parent-style-name="Standard">
      <style:text-properties fo:color="#000000" style:font-name="Courier 10 Pitch" fo:font-weight="normal" officeooo:rsid="0023694b" officeooo:paragraph-rsid="002a77d9" style:font-weight-asian="normal" style:font-weight-complex="normal"/>
    </style:style>
    <style:style style:name="P6" style:family="paragraph" style:parent-style-name="Standard">
      <style:text-properties fo:color="#000000" style:font-name="Courier 10 Pitch" fo:font-weight="normal" officeooo:rsid="00260eab" officeooo:paragraph-rsid="003bc56d" style:font-weight-asian="normal" style:font-weight-complex="normal"/>
    </style:style>
    <style:style style:name="P7" style:family="paragraph" style:parent-style-name="Standard">
      <style:text-properties fo:color="#000000" style:font-name="Courier 10 Pitch" fo:font-weight="normal" officeooo:rsid="00260eab" officeooo:paragraph-rsid="003008cb" style:font-weight-asian="normal" style:font-weight-complex="normal"/>
    </style:style>
    <style:style style:name="P8" style:family="paragraph" style:parent-style-name="Standard">
      <style:text-properties fo:color="#000000" style:font-name="Courier 10 Pitch" fo:font-weight="normal" officeooo:rsid="00260eab" officeooo:paragraph-rsid="002aad0d" style:font-weight-asian="normal" style:font-weight-complex="normal"/>
    </style:style>
    <style:style style:name="P9" style:family="paragraph" style:parent-style-name="Standard">
      <style:text-properties fo:color="#000000" style:font-name="Courier 10 Pitch" fo:font-weight="normal" officeooo:rsid="00260eab" officeooo:paragraph-rsid="002f80ba" style:font-weight-asian="normal" style:font-weight-complex="normal"/>
    </style:style>
    <style:style style:name="P10" style:family="paragraph" style:parent-style-name="Standard">
      <style:text-properties fo:color="#000000" style:font-name="Courier 10 Pitch" fo:font-weight="normal" officeooo:rsid="00260eab" officeooo:paragraph-rsid="002d3601" style:font-weight-asian="normal" style:font-weight-complex="normal"/>
    </style:style>
    <style:style style:name="P11" style:family="paragraph" style:parent-style-name="Standard">
      <style:text-properties fo:color="#000000" style:font-name="Courier 10 Pitch" fo:font-weight="normal" officeooo:rsid="00260eab" officeooo:paragraph-rsid="0041220c" style:font-weight-asian="normal" style:font-weight-complex="normal"/>
    </style:style>
    <style:style style:name="P12" style:family="paragraph" style:parent-style-name="Standard">
      <style:text-properties fo:color="#000000" style:font-name="Courier 10 Pitch" fo:font-weight="normal" officeooo:rsid="002aad0d" officeooo:paragraph-rsid="002aad0d" style:font-weight-asian="normal" style:font-weight-complex="normal"/>
    </style:style>
    <style:style style:name="P13" style:family="paragraph" style:parent-style-name="Standard">
      <style:text-properties fo:color="#000000" style:font-name="Courier 10 Pitch" fo:font-weight="normal" officeooo:rsid="002f80ba" officeooo:paragraph-rsid="002f80ba" style:font-weight-asian="normal" style:font-weight-complex="normal"/>
    </style:style>
    <style:style style:name="P14" style:family="paragraph" style:parent-style-name="Standard">
      <style:text-properties fo:color="#000000" style:font-name="Courier 10 Pitch" fo:font-weight="normal" officeooo:rsid="002d3601" officeooo:paragraph-rsid="002d3601" style:font-weight-asian="normal" style:font-weight-complex="normal"/>
    </style:style>
    <style:style style:name="P15" style:family="paragraph" style:parent-style-name="Standard">
      <style:text-properties fo:color="#000000" style:font-name="Courier 10 Pitch" fo:font-weight="normal" officeooo:rsid="004db42d" officeooo:paragraph-rsid="004db42d" style:font-weight-asian="normal" style:font-weight-complex="normal"/>
    </style:style>
    <style:style style:name="P16" style:family="paragraph" style:parent-style-name="Standard">
      <style:text-properties fo:color="#000000" style:font-name="Courier 10 Pitch" fo:font-weight="normal" officeooo:paragraph-rsid="002a77d9"/>
    </style:style>
    <style:style style:name="P17" style:family="paragraph" style:parent-style-name="Standard">
      <style:text-properties fo:color="#0000ff" style:font-name="Courier 10 Pitch" fo:font-weight="normal" officeooo:rsid="000707a0" officeooo:paragraph-rsid="0008249b" style:font-weight-asian="normal" style:font-weight-complex="normal"/>
    </style:style>
    <style:style style:name="P18" style:family="paragraph" style:parent-style-name="Standard">
      <style:text-properties fo:color="#0000ff" style:font-name="Courier 10 Pitch" fo:font-weight="normal" officeooo:rsid="000707a0" officeooo:paragraph-rsid="001e1d82" style:font-weight-asian="normal" style:font-weight-complex="normal"/>
    </style:style>
    <style:style style:name="P19" style:family="paragraph" style:parent-style-name="Standard">
      <style:text-properties fo:color="#0000ff" style:font-name="Courier 10 Pitch" fo:font-weight="normal" officeooo:rsid="000707a0" officeooo:paragraph-rsid="000707a0" style:font-weight-asian="normal" style:font-weight-complex="normal"/>
    </style:style>
    <style:style style:name="P20" style:family="paragraph" style:parent-style-name="Standard">
      <style:text-properties fo:color="#0000ff" style:font-name="Courier 10 Pitch" fo:font-weight="normal" officeooo:rsid="000707a0" officeooo:paragraph-rsid="00392280" style:font-weight-asian="normal" style:font-weight-complex="normal"/>
    </style:style>
    <style:style style:name="P21" style:family="paragraph" style:parent-style-name="Standard">
      <style:text-properties fo:color="#0000ff" style:font-name="Courier 10 Pitch" fo:font-weight="normal" officeooo:rsid="000707a0" officeooo:paragraph-rsid="004f53a1" style:font-weight-asian="normal" style:font-weight-complex="normal"/>
    </style:style>
    <style:style style:name="P22" style:family="paragraph" style:parent-style-name="Standard">
      <style:text-properties fo:color="#0000ff" style:font-name="Courier 10 Pitch" fo:font-weight="normal" officeooo:rsid="0021f57d" officeooo:paragraph-rsid="0041220c" style:font-weight-asian="normal" style:font-weight-complex="normal"/>
    </style:style>
    <style:style style:name="P23" style:family="paragraph" style:parent-style-name="Standard">
      <style:text-properties fo:color="#0000cc" style:font-name="Courier 10 Pitch" fo:font-weight="normal" officeooo:rsid="00260eab" officeooo:paragraph-rsid="00260eab" style:font-weight-asian="normal" style:font-weight-complex="normal"/>
    </style:style>
    <style:style style:name="P24" style:family="paragraph" style:parent-style-name="Standard">
      <style:text-properties fo:color="#0000cc" style:font-name="Courier 10 Pitch" fo:font-weight="normal" officeooo:rsid="00260eab" officeooo:paragraph-rsid="002d3601" style:font-weight-asian="normal" style:font-weight-complex="normal"/>
    </style:style>
    <style:style style:name="P25" style:family="paragraph" style:parent-style-name="Standard">
      <style:text-properties fo:color="#0000cc" style:font-name="Courier 10 Pitch" fo:font-weight="normal" officeooo:rsid="00260eab" officeooo:paragraph-rsid="0041220c" style:font-weight-asian="normal" style:font-weight-complex="normal"/>
    </style:style>
    <style:style style:name="P26" style:family="paragraph" style:parent-style-name="Standard">
      <style:text-properties fo:color="#0000cc" style:font-name="Courier 10 Pitch" fo:font-weight="normal" officeooo:rsid="001232f0" officeooo:paragraph-rsid="003e0aaf" style:font-weight-asian="normal" style:font-weight-complex="normal"/>
    </style:style>
    <style:style style:name="P27" style:family="paragraph" style:parent-style-name="Standard">
      <style:text-properties fo:color="#0000cc" style:font-name="Courier 10 Pitch" fo:font-weight="normal" officeooo:rsid="001232f0" officeooo:paragraph-rsid="001232f0" style:font-weight-asian="normal" style:font-weight-complex="normal"/>
    </style:style>
    <style:style style:name="P28" style:family="paragraph" style:parent-style-name="Standard">
      <style:text-properties fo:color="#0000cc" style:font-name="Courier 10 Pitch" fo:font-weight="normal" officeooo:rsid="00315fbf" officeooo:paragraph-rsid="003e0aaf" style:font-weight-asian="normal" style:font-weight-complex="normal"/>
    </style:style>
    <style:style style:name="P29" style:family="paragraph" style:parent-style-name="Standard">
      <style:text-properties fo:color="#0000cc" style:font-name="Courier 10 Pitch" fo:font-weight="bold" officeooo:rsid="0021f57d" officeooo:paragraph-rsid="0041220c" style:font-weight-asian="bold" style:font-weight-complex="bold"/>
    </style:style>
    <style:style style:name="P30" style:family="paragraph" style:parent-style-name="Standard">
      <style:text-properties fo:color="#0000cc" style:font-name="Courier 10 Pitch" fo:font-weight="bold" officeooo:rsid="00260eab" officeooo:paragraph-rsid="003bc56d" style:font-weight-asian="bold" style:font-weight-complex="bold"/>
    </style:style>
    <style:style style:name="P31" style:family="paragraph" style:parent-style-name="Standard">
      <style:text-properties fo:color="#0000cc" style:font-name="Courier 10 Pitch" fo:font-weight="bold" officeooo:rsid="002c03b1" officeooo:paragraph-rsid="0041220c" style:font-weight-asian="bold" style:font-weight-complex="bold"/>
    </style:style>
    <style:style style:name="P32" style:family="paragraph" style:parent-style-name="Standard">
      <style:text-properties fo:color="#0000cc" style:font-name="Courier 10 Pitch" fo:font-weight="bold" officeooo:rsid="002d3601" officeooo:paragraph-rsid="0041220c" style:font-weight-asian="bold" style:font-weight-complex="bold"/>
    </style:style>
    <style:style style:name="P33" style:family="paragraph" style:parent-style-name="Standard">
      <style:text-properties fo:color="#990000" style:font-name="Courier 10 Pitch" fo:font-weight="bold" officeooo:rsid="001232f0" officeooo:paragraph-rsid="00315fbf" style:font-weight-asian="bold" style:font-weight-complex="bold"/>
    </style:style>
    <style:style style:name="P34" style:family="paragraph" style:parent-style-name="Standard">
      <style:text-properties fo:color="#990000" style:font-name="Courier 10 Pitch" fo:font-weight="bold" officeooo:rsid="00337bc0" officeooo:paragraph-rsid="00337bc0" style:font-weight-asian="bold" style:font-weight-complex="bold"/>
    </style:style>
    <style:style style:name="P35" style:family="paragraph" style:parent-style-name="Standard">
      <style:text-properties fo:color="#990000" style:font-name="Courier 10 Pitch" fo:font-weight="normal" officeooo:rsid="001232f0" officeooo:paragraph-rsid="003e0aaf" style:font-weight-asian="normal" style:font-weight-complex="normal"/>
    </style:style>
    <style:style style:name="P36" style:family="paragraph" style:parent-style-name="Standard">
      <style:text-properties fo:color="#990000" style:font-name="Courier 10 Pitch" fo:font-weight="normal" officeooo:rsid="001232f0" officeooo:paragraph-rsid="00315fbf" style:font-weight-asian="normal" style:font-weight-complex="normal"/>
    </style:style>
    <style:style style:name="P37" style:family="paragraph" style:parent-style-name="Standard">
      <style:text-properties fo:color="#cc0000" style:font-name="Courier 10 Pitch" fo:font-weight="bold" officeooo:rsid="00113810" officeooo:paragraph-rsid="00113810" style:font-weight-asian="bold" style:font-weight-complex="bold"/>
    </style:style>
    <style:style style:name="P38" style:family="paragraph" style:parent-style-name="Standard">
      <style:text-properties fo:color="#cc0000" style:font-name="Courier 10 Pitch" fo:font-weight="bold" officeooo:rsid="001c0200" officeooo:paragraph-rsid="001c0200" style:font-weight-asian="bold" style:font-weight-complex="bold"/>
    </style:style>
    <style:style style:name="P39" style:family="paragraph" style:parent-style-name="Standard">
      <style:text-properties fo:color="#cc0000" style:font-name="Courier 10 Pitch" fo:font-weight="bold" officeooo:rsid="001c0200" officeooo:paragraph-rsid="001e1d82" style:font-weight-asian="bold" style:font-weight-complex="bold"/>
    </style:style>
    <style:style style:name="P40" style:family="paragraph" style:parent-style-name="Standard">
      <style:text-properties fo:color="#cc0000" style:font-name="Courier 10 Pitch" fo:font-weight="bold" officeooo:rsid="000707a0" officeooo:paragraph-rsid="001c2f8f" style:font-weight-asian="bold" style:font-weight-complex="bold"/>
    </style:style>
    <style:style style:name="P41" style:family="paragraph" style:parent-style-name="Standard">
      <style:text-properties fo:color="#cc0000" style:font-name="Courier 10 Pitch" fo:font-weight="bold" officeooo:rsid="001c2f8f" officeooo:paragraph-rsid="001c2f8f" style:font-weight-asian="bold" style:font-weight-complex="bold"/>
    </style:style>
    <style:style style:name="P42" style:family="paragraph" style:parent-style-name="Standard">
      <style:text-properties fo:color="#cc0000" style:font-name="Courier 10 Pitch" fo:font-weight="bold" officeooo:rsid="0044e85d" officeooo:paragraph-rsid="0044e85d" style:font-weight-asian="bold" style:font-weight-complex="bold"/>
    </style:style>
    <style:style style:name="P43" style:family="paragraph" style:parent-style-name="Standard">
      <style:text-properties style:font-name="Courier 10 Pitch" fo:font-weight="bold" officeooo:rsid="001232f0" officeooo:paragraph-rsid="001232f0" style:font-weight-asian="bold" style:font-weight-complex="bold"/>
    </style:style>
    <style:style style:name="P44" style:family="paragraph" style:parent-style-name="Standard">
      <style:text-properties style:font-name="Courier 10 Pitch" fo:font-weight="bold" officeooo:rsid="000707a0" officeooo:paragraph-rsid="000707a0" style:font-weight-asian="bold" style:font-weight-complex="bold"/>
    </style:style>
    <style:style style:name="P45" style:family="paragraph" style:parent-style-name="Standard">
      <style:text-properties style:font-name="Courier 10 Pitch" fo:font-weight="bold" officeooo:rsid="00177734" officeooo:paragraph-rsid="0006e761" style:font-weight-asian="bold" style:font-weight-complex="bold"/>
    </style:style>
    <style:style style:name="P46" style:family="paragraph" style:parent-style-name="Standard">
      <style:text-properties style:font-name="Courier 10 Pitch" fo:font-weight="bold" officeooo:rsid="00177734" officeooo:paragraph-rsid="0008249b" style:font-weight-asian="bold" style:font-weight-complex="bold"/>
    </style:style>
    <style:style style:name="P47" style:family="paragraph" style:parent-style-name="Standard">
      <style:text-properties style:font-name="Courier 10 Pitch" fo:font-weight="bold" officeooo:rsid="00302e7a" officeooo:paragraph-rsid="00302e7a" style:font-weight-asian="bold" style:font-weight-complex="bold"/>
    </style:style>
    <style:style style:name="P48" style:family="paragraph" style:parent-style-name="Standard">
      <style:text-properties style:font-name="Courier 10 Pitch" officeooo:rsid="00113810" officeooo:paragraph-rsid="00113810"/>
    </style:style>
    <style:style style:name="P49" style:family="paragraph" style:parent-style-name="Standard">
      <style:text-properties style:font-name="Courier 10 Pitch" officeooo:rsid="000707a0" officeooo:paragraph-rsid="000707a0"/>
    </style:style>
    <style:style style:name="P50" style:family="paragraph" style:parent-style-name="Standard">
      <style:text-properties style:font-name="Courier 10 Pitch" officeooo:rsid="000707a0" officeooo:paragraph-rsid="000debf6"/>
    </style:style>
    <style:style style:name="P51" style:family="paragraph" style:parent-style-name="Standard">
      <style:text-properties style:font-name="Courier 10 Pitch" officeooo:rsid="00177734" officeooo:paragraph-rsid="000c0c96"/>
    </style:style>
    <style:style style:name="P52" style:family="paragraph" style:parent-style-name="Standard">
      <style:text-properties style:font-name="Courier 10 Pitch" fo:font-weight="normal" officeooo:rsid="001232f0" officeooo:paragraph-rsid="003e0aaf" style:font-weight-asian="normal" style:font-weight-complex="normal"/>
    </style:style>
    <style:style style:name="P53" style:family="paragraph" style:parent-style-name="Standard">
      <style:text-properties fo:color="#ff0000" style:font-name="Courier 10 Pitch" fo:font-weight="bold" officeooo:rsid="00177734" officeooo:paragraph-rsid="0006e761" style:font-weight-asian="bold" style:font-weight-complex="bold"/>
    </style:style>
    <style:style style:name="P54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3694b" officeooo:paragraph-rsid="002a77d9" style:font-weight-asian="normal" style:font-weight-complex="normal"/>
    </style:style>
    <style:style style:name="P55" style:family="paragraph" style:parent-style-name="Standard">
      <style:text-properties fo:color="#800000" style:font-name="Courier 10 Pitch" fo:font-weight="normal" officeooo:rsid="00113810" officeooo:paragraph-rsid="00113810" style:font-weight-asian="normal" style:font-weight-complex="normal"/>
    </style:style>
    <style:style style:name="P56" style:family="paragraph" style:parent-style-name="Standard">
      <style:text-properties officeooo:paragraph-rsid="004db42d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48f9e4" officeooo:paragraph-rsid="0019ebd2" style:font-weight-asian="bold" style:font-weight-complex="bold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48f9e4" officeooo:paragraph-rsid="003c9cd2" style:font-weight-asian="bold" style:font-weight-complex="bold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347795" officeooo:paragraph-rsid="00347795" style:font-weight-asian="bold" style:font-weight-complex="bold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315fbf" officeooo:paragraph-rsid="00315fbf" style:font-weight-asian="bold" style:font-weight-complex="bold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1ae7e3" officeooo:paragraph-rsid="001ae7e3" style:font-weight-asian="bold" style:font-weight-complex="bold"/>
    </style:style>
    <style:style style:name="P62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cc" style:font-name="Courier 10 Pitch" fo:font-size="12pt" fo:letter-spacing="normal" fo:font-style="normal" fo:font-weight="normal" officeooo:rsid="0048f9e4" officeooo:paragraph-rsid="003c9cd2" style:font-weight-asian="normal" style:font-weight-complex="normal"/>
    </style:style>
    <style:style style:name="P63" style:family="paragraph" style:parent-style-name="Standard">
      <style:text-properties style:font-name="Courier 10 Pitch" fo:font-weight="bold" officeooo:rsid="00177734" officeooo:paragraph-rsid="0006e761" style:font-weight-asian="bold" style:font-weight-complex="bold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48f9e4" officeooo:paragraph-rsid="0019ebd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ee09" style:font-weight-asian="bold" style:font-weight-complex="bold"/>
    </style:style>
    <style:style style:name="T3" style:family="text">
      <style:text-properties fo:font-weight="bold" officeooo:rsid="000abbfe" style:font-weight-asian="bold" style:font-weight-complex="bold"/>
    </style:style>
    <style:style style:name="T4" style:family="text">
      <style:text-properties fo:font-weight="bold" officeooo:rsid="000eeef0" style:font-weight-asian="bold" style:font-weight-complex="bold"/>
    </style:style>
    <style:style style:name="T5" style:family="text">
      <style:text-properties fo:font-weight="bold" officeooo:rsid="000debf6" style:font-weight-asian="bold" style:font-weight-complex="bold"/>
    </style:style>
    <style:style style:name="T6" style:family="text">
      <style:text-properties fo:font-weight="bold" officeooo:rsid="0011de40" style:font-weight-asian="bold" style:font-weight-complex="bold"/>
    </style:style>
    <style:style style:name="T7" style:family="text">
      <style:text-properties fo:font-weight="bold" officeooo:rsid="002d360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ee09" style:font-weight-asian="normal" style:font-weight-complex="normal"/>
    </style:style>
    <style:style style:name="T10" style:family="text">
      <style:text-properties fo:font-weight="normal" officeooo:rsid="000ad06b" style:font-weight-asian="normal" style:font-weight-complex="normal"/>
    </style:style>
    <style:style style:name="T11" style:family="text">
      <style:text-properties fo:font-weight="normal" officeooo:rsid="000abbfe" style:font-weight-asian="normal" style:font-weight-complex="normal"/>
    </style:style>
    <style:style style:name="T12" style:family="text">
      <style:text-properties fo:font-weight="normal" officeooo:rsid="000debf6" style:font-weight-asian="normal" style:font-weight-complex="normal"/>
    </style:style>
    <style:style style:name="T13" style:family="text">
      <style:text-properties fo:font-weight="normal" officeooo:rsid="0011de40" style:font-weight-asian="normal" style:font-weight-complex="normal"/>
    </style:style>
    <style:style style:name="T14" style:family="text">
      <style:text-properties fo:font-weight="normal" officeooo:rsid="001e1d82" style:font-weight-asian="normal" style:font-weight-complex="normal"/>
    </style:style>
    <style:style style:name="T15" style:family="text">
      <style:text-properties fo:font-weight="normal" officeooo:rsid="00507907" style:font-weight-asian="normal" style:font-weight-complex="normal"/>
    </style:style>
    <style:style style:name="T16" style:family="text">
      <style:text-properties fo:color="#0000ff" fo:font-weight="normal" style:font-weight-asian="normal" style:font-weight-complex="normal"/>
    </style:style>
    <style:style style:name="T17" style:family="text">
      <style:text-properties fo:color="#0000cc"/>
    </style:style>
    <style:style style:name="T18" style:family="text">
      <style:text-properties fo:color="#0000cc" fo:font-weight="bold" style:font-weight-asian="bold" style:font-weight-complex="bold"/>
    </style:style>
    <style:style style:name="T19" style:family="text">
      <style:text-properties fo:color="#0000cc" fo:font-weight="bold" officeooo:rsid="001e1d82" style:font-weight-asian="bold" style:font-weight-complex="bold"/>
    </style:style>
    <style:style style:name="T20" style:family="text">
      <style:text-properties fo:color="#0000cc" fo:font-weight="bold" officeooo:rsid="002c03b1" style:font-weight-asian="bold" style:font-weight-complex="bold"/>
    </style:style>
    <style:style style:name="T21" style:family="text">
      <style:text-properties fo:color="#0000cc" fo:font-weight="bold" officeooo:rsid="002f80ba" style:font-weight-asian="bold" style:font-weight-complex="bold"/>
    </style:style>
    <style:style style:name="T22" style:family="text">
      <style:text-properties fo:color="#0000cc" officeooo:rsid="00315fbf"/>
    </style:style>
    <style:style style:name="T23" style:family="text">
      <style:text-properties fo:color="#0000cc" officeooo:rsid="00173ccd"/>
    </style:style>
    <style:style style:name="T24" style:family="text">
      <style:text-properties fo:color="#0000cc" fo:font-weight="normal" style:font-weight-asian="normal" style:font-weight-complex="normal"/>
    </style:style>
    <style:style style:name="T25" style:family="text">
      <style:text-properties fo:color="#0000cc" fo:font-weight="normal" officeooo:rsid="00522c32" style:font-weight-asian="normal" style:font-weight-complex="normal"/>
    </style:style>
    <style:style style:name="T26" style:family="text">
      <style:text-properties fo:color="#000000" officeooo:rsid="001c2f8f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normal" officeooo:rsid="001c2f8f" style:font-weight-asian="normal" style:font-weight-complex="normal"/>
    </style:style>
    <style:style style:name="T29" style:family="text">
      <style:text-properties fo:color="#000000" officeooo:rsid="001e1d82"/>
    </style:style>
    <style:style style:name="T30" style:family="text">
      <style:text-properties fo:color="#000000" officeooo:rsid="002d3601"/>
    </style:style>
    <style:style style:name="T31" style:family="text">
      <style:text-properties fo:color="#000000" officeooo:rsid="00315fbf"/>
    </style:style>
    <style:style style:name="T32" style:family="text">
      <style:text-properties fo:color="#000000" style:font-name="Courier 10 Pitch" fo:font-weight="normal" officeooo:rsid="004db42d" style:font-weight-asian="normal" style:font-weight-complex="normal"/>
    </style:style>
    <style:style style:name="T33" style:family="text">
      <style:text-properties officeooo:rsid="001e1d82"/>
    </style:style>
    <style:style style:name="T34" style:family="text">
      <style:text-properties officeooo:rsid="002a77d9"/>
    </style:style>
    <style:style style:name="T35" style:family="text">
      <style:text-properties officeooo:rsid="002d3601"/>
    </style:style>
    <style:style style:name="T36" style:family="text">
      <style:text-properties officeooo:rsid="00315fbf"/>
    </style:style>
    <style:style style:name="T37" style:family="text">
      <style:text-properties fo:font-variant="normal" fo:text-transform="none" fo:color="#000000" fo:font-size="12pt" fo:letter-spacing="normal" fo:font-style="normal" officeooo:rsid="00315fbf"/>
    </style:style>
    <style:style style:name="T38" style:family="text">
      <style:text-properties fo:font-variant="normal" fo:text-transform="none" fo:color="#252525" style:font-name="sans-serif" fo:font-size="10.5pt" fo:letter-spacing="normal" fo:font-style="normal"/>
    </style:style>
    <style:style style:name="T39" style:family="text">
      <style:text-properties fo:font-variant="normal" fo:text-transform="none" fo:color="#252525" style:font-name="sans-serif" fo:font-size="10.5pt" fo:letter-spacing="normal" fo:font-style="normal" style:font-weight-asian="normal" style:font-weight-complex="normal"/>
    </style:style>
    <style:style style:name="T40" style:family="text">
      <style:text-properties fo:font-variant="normal" fo:text-transform="none" fo:color="#252525" style:text-line-through-style="none" style:text-line-through-type="none" style:font-name="sans-serif" fo:font-size="10.5pt" fo:letter-spacing="normal" fo:font-style="normal" style:text-underline-style="none" style:text-blinking="false"/>
    </style:style>
    <style:style style:name="T4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style:text-blinking="false"/>
    </style:style>
    <style:style style:name="T42" style:family="text">
      <style:text-properties fo:font-variant="normal" fo:text-transform="none" fo:color="#555555" style:text-line-through-style="none" style:text-line-through-type="none" style:font-name="Arial" fo:font-size="10.5pt" fo:letter-spacing="normal" fo:font-style="normal" style:text-underline-style="none" fo:font-weight="bold" style:text-blinking="false" loext:padding="0cm" loext:border="none"/>
    </style:style>
    <style:style style:name="T43" style:family="text">
      <style:text-properties fo:font-variant="normal" fo:text-transform="none" fo:color="#555555" style:text-line-through-style="none" style:text-line-through-type="none" style:font-name="Arial" fo:font-size="10.5pt" fo:letter-spacing="normal" fo:font-style="normal" style:text-underline-style="none" fo:font-weight="bold" officeooo:rsid="004db42d" style:text-blinking="false" loext:padding="0cm" loext:border="none"/>
    </style:style>
    <style:style style:name="T44" style:family="text">
      <style:text-properties officeooo:rsid="0008249b"/>
    </style:style>
    <style:style style:name="T45" style:family="text">
      <style:text-properties fo:color="#ff0066" fo:font-weight="normal" style:font-weight-asian="normal" style:font-weight-complex="normal"/>
    </style:style>
    <style:style style:name="T46" style:family="text">
      <style:text-properties officeooo:rsid="0023694b" style:font-weight-asian="normal" style:font-weight-complex="normal"/>
    </style:style>
    <style:style style:name="T47" style:family="text">
      <style:text-properties officeooo:rsid="0041318a" style:font-weight-asian="normal" style:font-weight-complex="normal"/>
    </style:style>
    <style:style style:name="T48" style:family="text">
      <style:text-properties officeooo:rsid="004f53a1"/>
    </style:style>
    <style:style style:name="T49" style:family="text">
      <style:text-properties officeooo:rsid="005079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 Mahout from source:</text:p>
      <text:p text:style-name="P42"><text:s text:c="10"/><text:span text:style-name="T27">mvn<text:tab/>install<text:tab/>-Dmaven.test.skip=true</text:span></text:p>
      <text:p text:style-name="P55"/>
      <text:p text:style-name="P37">How to run mahout on SPARK?</text:p>
      <text:p text:style-name="P43">For Spark-shell:</text:p>
      <text:p text:style-name="P48"><text:span text:style-name="T1"><text:s text:c="6"/></text:span><text:span text:style-name="T6">1. </text:span><text:span text:style-name="T13">Set SPARK_HOME, <text:s/>MASTER={spark-master-url}, MAHOUT_HOME</text:span></text:p>
      <text:p text:style-name="P49"><text:span text:style-name="T6"><text:s text:c="7"/>2. </text:span><text:span text:style-name="T13">mahout spark-shell</text:span></text:p>
      <text:p text:style-name="P43">Executing job:</text:p>
      <text:p text:style-name="P47">1. Item similarity</text:p>
      <text:p text:style-name="P52"><text:s text:c="6"/><text:span text:style-name="T17">mahout spark-itemsimilarity </text:span></text:p>
      <text:p text:style-name="P52"><text:span text:style-name="T17"><text:tab/>--input dataset.csv <text:s/>--output </text:span><text:span text:style-name="T23">op</text:span><text:span text:style-name="T17"> <text:s text:c="2"/></text:span></text:p>
      <text:p text:style-name="P26"><text:tab/>--master spark://jp:7077</text:p>
      <text:p text:style-name="P27"/>
      <text:p text:style-name="P1">2. Text classification using Naïve Bayes</text:p>
      <text:p text:style-name="P33"><text:span text:style-name="T36"><text:tab/></text:span><text:span text:style-name="T31">a. Train the dataset and generate the model:</text:span></text:p>
      <text:p text:style-name="P35"><text:tab/><text:tab/><text:span text:style-name="T22">mahout spark-trainnb </text:span></text:p>
      <text:p text:style-name="P28"><text:tab/><text:tab/>-i 20news-train-vectors -el -o model </text:p>
      <text:p text:style-name="P28"><text:tab/><text:tab/>-li labelindex -ow</text:p>
      <text:p text:style-name="P33"><text:tab/><text:span text:style-name="T31">b. Test and evaluate the dataset:</text:span></text:p>
      <text:p text:style-name="P35"><text:tab/><text:tab/><text:span text:style-name="T22">mahout spark-testnb </text:span></text:p>
      <text:p text:style-name="P28"><text:tab/><text:tab/>-i 20news-train-vectors -m model -l labelindex</text:p>
      <text:p text:style-name="P36"><text:span text:style-name="T22"><text:tab/><text:tab/>-ow -o 20news-testing</text:span><text:tab/><text:tab/></text:p>
      <text:p text:style-name="P36"/>
      <text:p text:style-name="P33"><text:span text:style-name="T37">------------------------------------------------------------------</text:span> <text:s text:c="2"/></text:p>
      <text:p text:style-name="P34">NOTE : </text:p>
      <text:p text:style-name="P57"><text:s text:c="3"/><text:span text:style-name="T49">TF-IDF : </text:span><text:span text:style-name="T15">Term Frequency- Inverse document frequency</text:span></text:p>
      <text:p text:style-name="P57">How to run Mahout’s recommendation engine:</text:p>
      <text:p text:style-name="P58"><text:tab/><text:span text:style-name="T45"> <text:s/></text:span><text:span text:style-name="T24"><text:s/>$HADOOP_HOME/bin/hadoop jar mahout-example.jar <text:s/><text:tab/><text:tab/><text:tab/><text:tab/>com.mahout.SampleRecommenderJob <text:tab/></text:span></text:p>
      <text:p text:style-name="P62"><text:tab/><text:tab/>-input xxxx -output xxxx</text:p>
      <text:p text:style-name="P59">display the content in the sequence file :</text:p>
      <text:p text:style-name="P59"><text:s text:c="8"/><text:span text:style-name="T24">hdfs dfs -text 20news-seq/part-m-00000</text:span></text:p>
      <text:p text:style-name="P60"/>
      <text:p text:style-name="P60"/>
      <text:p text:style-name="P60">------------------------------------------------------------------</text:p>
      <text:p text:style-name="P61">To run Mahout in local mode :</text:p>
      <text:p text:style-name="P61"><text:s text:c="7"/><text:span text:style-name="T24">export MAHOUT_</text:span><text:span text:style-name="T25">LOCAL</text:span><text:span text:style-name="T24">=TRUE</text:span></text:p>
      <text:p text:style-name="P44"/>
      <text:p text:style-name="P44">To convert file into Seq file :</text:p>
      <text:p text:style-name="P49"><text:span text:style-name="T1"><text:s text:c="6"/></text:span><text:span text:style-name="T8"><text:s text:c="2"/></text:span><text:span text:style-name="T16">mahout seqdirectory -i /media/jothipandiyan/Bizruntime/mahout-io/alsmovieinput \</text:span></text:p>
      <text:p text:style-name="P21">-o /media/jothipandiyan/Bizruntime/mahout-io/movies <text:span text:style-name="T48">-c UTF-8 -chunk 5</text:span></text:p>
      <text:p text:style-name="P45"/>
      <text:p text:style-name="P45"/>
      <text:p text:style-name="P53"><text:soft-page-break/>Singular value decomposition using ALS-WR as the factorizer</text:p>
      <text:p text:style-name="P46"><text:s/><text:tab/></text:p>
      <text:p text:style-name="P51"><text:span text:style-name="T2"><text:tab/>1.</text:span><text:span text:style-name="T9"> </text:span><text:span text:style-name="T10">T</text:span><text:span text:style-name="T11">he user-to-item matrix is factored into the user-to-feature matrix(</text:span><text:span text:style-name="T3">U</text:span><text:span text:style-name="T11">) and the</text:span></text:p>
      <text:p text:style-name="P51"><text:span text:style-name="T11">item-to-feature matrix (</text:span><text:span text:style-name="T3">M</text:span><text:span text:style-name="T11">)</text:span></text:p>
      <text:p text:style-name="P20"><text:tab/>mahout parallelALS </text:p>
      <text:p text:style-name="P20"><text:tab/><text:tab/><text:tab/> --input /mahout-io/alsmovieinput <text:s/>\</text:p>
      <text:p text:style-name="P19"><text:tab/><text:tab/><text:tab/>--output /mahout-io/alsmovieoutput <text:s/>\</text:p>
      <text:p text:style-name="P19"><text:tab/><text:tab/><text:tab/>--lambda 0.1 \</text:p>
      <text:p text:style-name="P19"><text:tab/><text:tab/><text:tab/>--implicitFeedback true \</text:p>
      <text:p text:style-name="P19"><text:tab/><text:tab/><text:tab/>--alpha 0.8 \</text:p>
      <text:p text:style-name="P19"><text:tab/><text:tab/><text:tab/>--numFeatures 2 \</text:p>
      <text:p text:style-name="P19"><text:tab/><text:tab/><text:tab/>--numIterations 5 \</text:p>
      <text:p text:style-name="P19"><text:tab/><text:tab/><text:tab/>--numThreadsPerSolver 1 \</text:p>
      <text:p text:style-name="P19"><text:tab/><text:tab/><text:tab/>--tempDir tmp \</text:p>
      <text:p text:style-name="P50"><text:span text:style-name="T8"><text:tab/></text:span><text:span text:style-name="T9">2. </text:span><text:span text:style-name="T5">To get</text:span><text:span text:style-name="T12"> only the </text:span><text:span text:style-name="T4">T</text:span><text:span text:style-name="T5">opmost </text:span><text:span text:style-name="T4">r</text:span><text:span text:style-name="T5">ecommendation</text:span><text:span text:style-name="T12"> for each item</text:span></text:p>
      <text:p text:style-name="P20"><text:tab/><text:tab/>mahout recommendfactorized </text:p>
      <text:p text:style-name="P20"><text:tab/><text:tab/>--input /alsmovieoutput/userRatings \</text:p>
      <text:p text:style-name="P19"><text:tab/><text:tab/>--userFeatures /mahout-io/alsmovieoutput/U/ <text:s/>\</text:p>
      <text:p text:style-name="P19"><text:tab/><text:tab/>--itemFeatures /mahout-io/alsmovieoutput/M/ <text:s/>\</text:p>
      <text:p text:style-name="P17"><text:tab/><text:tab/>--numRecommendations 1 <text:span text:style-name="T44">\</text:span></text:p>
      <text:p text:style-name="P20"><text:tab/><text:tab/>--output /mahout-io/recommendations2<text:tab/><text:span text:style-name="T44">\</text:span><text:tab/></text:p>
      <text:p text:style-name="P20"><text:tab/><text:tab/>--maxRating 1 /</text:p>
      <text:p text:style-name="P17"/>
      <text:p text:style-name="P17"/>
      <text:p text:style-name="P38">Naive Bayes</text:p>
      <text:p text:style-name="P39"><text:span text:style-name="T33"><text:s text:c="5"/></text:span><text:span text:style-name="T14">Text classification using Naïve Bayes</text:span></text:p>
      <text:p text:style-name="P40"><text:tab/><text:span text:style-name="T26">1. </text:span><text:span text:style-name="T28">Create sequence files:</text:span></text:p>
      <text:p text:style-name="P41"><text:span text:style-name="T26"><text:tab/><text:tab/></text:span><text:span text:style-name="T17">mahout seqdirectory -i 20news-all -o 20news-seq –ow</text:span></text:p>
      <text:p text:style-name="P18"/>
      <text:p text:style-name="P18"><text:span text:style-name="T33"><text:tab/></text:span><text:span text:style-name="T29">2</text:span><text:span text:style-name="T33">. <text:s/></text:span><text:span text:style-name="T29">To display the content in the sequence file</text:span></text:p>
      <text:p text:style-name="P18"><text:tab/><text:tab/><text:span text:style-name="T19">hdfs dfs -text 20news-seq/part-m-00000</text:span></text:p>
      <text:p text:style-name="P18"/>
      <text:p text:style-name="P4"><text:tab/>3. Convert sequence files to vectors:</text:p>
      <text:p text:style-name="P22"><text:tab/><text:tab/><text:span text:style-name="T18">mahout seq2sparse -i 20news-seq </text:span></text:p>
      <text:p text:style-name="P29"><text:tab/><text:tab/>-o 20news-vectors -lnorm -nv -wt tfidf</text:p>
      <text:p text:style-name="P5"/>
      <text:p text:style-name="P16"><text:span text:style-name="T46"><text:tab/><text:tab/></text:span><text:span text:style-name="T47">here, tfidf -&gt; </text:span><text:span text:style-name="T39">term frequency–inverse document frequency</text:span></text:p>
      <text:p text:style-name="P5"><text:span text:style-name="T38"><text:tab/><text:tab/><text:tab/>The tf-idf value increases </text:span><text:a xlink:type="simple" xlink:href="https://en.wikipedia.org/wiki/Proportionality_(mathematics)" text:style-name="Internet_20_link" text:visited-style-name="Visited_20_Internet_20_Link"><text:span text:style-name="T41">proportionally</text:span></text:a><text:span text:style-name="T40"> </text:span><text:span text:style-name="T38">to the number of times a word appears in the document</text:span></text:p>
      <text:p text:style-name="P54"/>
      <text:p text:style-name="P5"><text:tab/>4. <text:span text:style-name="T34"><text:s/>Split the training and test datasets:</text:span></text:p>
      <text:p text:style-name="P6"><text:tab/><text:tab/><text:span text:style-name="T17"> </text:span><text:span text:style-name="T18">mahout split </text:span></text:p>
      <text:p text:style-name="P30"><text:tab/><text:tab/>-i hdfs://localhost:9000/20news-vectors/tfidf-vectors </text:p>
      <text:p text:style-name="P30"><text:tab/><text:tab/>--trainingOutput hdfs://localhost:9000/20news-train-vectors </text:p>
      <text:p text:style-name="P30"><text:tab/><text:tab/>--testOutput <text:s/>hdfs://localhost:9000/20news-test-vectors </text:p>
      <text:p text:style-name="P30"><text:tab/><text:tab/>--randomSelectionPct 40 <text:tab/></text:p>
      <text:p text:style-name="P7"><text:span text:style-name="T18"><text:tab/><text:tab/>--overwrite --sequenceFiles -xm sequentia</text:span><text:span text:style-name="T17">l</text:span></text:p>
      <text:p text:style-name="P8"/>
      <text:p text:style-name="P12"><text:soft-page-break/><text:tab/>5. Train using the Naïve Bayes algorithm:</text:p>
      <text:p text:style-name="P11"><text:tab/><text:tab/><text:span text:style-name="T20">mahout trainnb -i 20news-train-vectors -el -o model </text:span></text:p>
      <text:p text:style-name="P31"><text:tab/><text:tab/>-li labelindex –ow</text:p>
      <text:p text:style-name="P23"><text:tab/></text:p>
      <text:p text:style-name="P24"><text:span text:style-name="T35"><text:tab/></text:span><text:span text:style-name="T30">6</text:span><text:span text:style-name="T35">. </text:span><text:span text:style-name="T30">Test the generated model:</text:span></text:p>
      <text:p text:style-name="P25"><text:tab/><text:tab/><text:span text:style-name="T7">mahout testnb -i 20news-test-vectors -m model </text:span></text:p>
      <text:p text:style-name="P32"><text:tab/><text:tab/>-l labelindex -ow -o 20news-testing</text:p>
      <text:p text:style-name="P2"/>
      <text:p text:style-name="P13"><text:tab/>7. display the label index using the following command:</text:p>
      <text:p text:style-name="P9"><text:tab/><text:tab/><text:span text:style-name="T21">mahout seqdumper -i labelindex</text:span></text:p>
      <text:p text:style-name="P9"/>
      <text:p text:style-name="P13"><text:tab/>8. vectordumper command to display the content of TF-IDF vectors:</text:p>
      <text:p text:style-name="P9"><text:tab/><text:tab/><text:span text:style-name="T21">mahout vectordump -i 20news-vectors/tfidf-vectors</text:span></text:p>
      <text:p text:style-name="P9"/>
      <text:p text:style-name="P14">The different measures mentioned in the outcome to evaluate the model are</text:p>
      <text:p text:style-name="P10"><text:span text:style-name="T35">mentioned here:</text:span><text:tab/></text:p>
      <text:p text:style-name="P10"><text:span text:style-name="T35"><text:tab/>•<text:tab/></text:span><text:span text:style-name="T7"> Kappa statistics: </text:span><text:span text:style-name="T35">The Kappa statistic is a metric that compares an observed</text:span></text:p>
      <text:p text:style-name="P14"><text:tab/><text:tab/>accuracy with an expected accuracy</text:p>
      <text:p text:style-name="P10"><text:span text:style-name="T35"><text:tab/>•<text:tab/> </text:span><text:span text:style-name="T7">Reliability</text:span><text:span text:style-name="T35">: This is the extent to which a measurement gives results that</text:span></text:p>
      <text:p text:style-name="P14"><text:tab/><text:tab/>are consistent</text:p>
      <text:p text:style-name="P10"><text:span text:style-name="T35"><text:tab/>•<text:tab/> </text:span><text:span text:style-name="T7">Precision</text:span><text:span text:style-name="T35">: This is the fraction of retrieved instances that are relevant</text:span></text:p>
      <text:p text:style-name="P10"><text:span text:style-name="T35"><text:tab/>•<text:tab/> </text:span><text:span text:style-name="T7">Recall</text:span><text:span text:style-name="T35">: This is the fraction of relevant instances that are retrieved</text:span></text:p>
      <text:p text:style-name="P10"><text:span text:style-name="T35"><text:tab/>•<text:tab/></text:span><text:span text:style-name="T7"> F1 measure:</text:span><text:span text:style-name="T35"> This is a measure that combines precision and recall</text:span><text:tab/></text:p>
      <text:p text:style-name="P10"/>
      <text:p text:style-name="P10"/>
      <text:p text:style-name="P10"/>
      <text:p text:style-name="P15">Clustering</text:p>
      <text:p text:style-name="P15">----------</text:p>
      <text:p text:style-name="P15">1. Visualizing clusters</text:p>
      <text:p text:style-name="P56"><text:span text:style-name="T32"><text:tab/>a.</text:span><text:span text:style-name="Strong_20_Emphasis"><text:span text:style-name="T42">DisplayClustering</text:span></text:span></text:p>
      <text:p text:style-name="P56"><text:span text:style-name="Strong_20_Emphasis"><text:span text:style-name="T42"><text:tab/></text:span></text:span><text:span text:style-name="Strong_20_Emphasis"><text:span text:style-name="T43">b. DisplayCanopy</text:span></text:span></text:p>
      <text:p text:style-name="P56"><text:span text:style-name="Strong_20_Emphasis"><text:span text:style-name="T43"><text:tab/>c. DisplayKMeans</text:span></text:span></text:p>
      <text:p text:style-name="P56"><text:span text:style-name="Strong_20_Emphasis"><text:span text:style-name="T43"><text:tab/>d. DisplayFuzzyKMeans</text:span></text:span></text:p>
      <text:p text:style-name="P56"><text:span text:style-name="Strong_20_Emphasis"><text:span text:style-name="T43"><text:tab/>e. DisplaySpectralKMeans </text:span></text:span></text:p>
      <text:p text:style-name="P56"><text:span text:style-name="Strong_20_Emphasis"><text:span text:style-name="T43"/></text:span></text:p>
      <text:p text:style-name="P56"><text:span text:style-name="Strong_20_Emphasis"><text:span text:style-name="T4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2:20:41.675422786</meta:creation-date>
    <meta:generator>LibreOffice/5.1.4.2$Linux_X86_64 LibreOffice_project/10m0$Build-2</meta:generator>
    <dc:date>2016-07-02T13:46:16.622559449</dc:date>
    <meta:editing-duration>PT17H26M25S</meta:editing-duration>
    <meta:editing-cycles>78</meta:editing-cycles>
    <meta:document-statistic meta:table-count="0" meta:image-count="0" meta:object-count="0" meta:page-count="3" meta:paragraph-count="102" meta:word-count="495" meta:character-count="3928" meta:non-whitespace-character-count="3318"/>
  </office:meta>
</office:document-meta>
</file>